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00cc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4];[.K16])" office:value-type="float" office:value="80000">
            <text:p>800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G3])" office:value-type="float" office:value="35200">
            <text:p>352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44800">
            <text:p>44800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8200">
            <text:p>8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8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office:value-type="float" office:value="-3300">
            <text:p>-3300</text:p>
          </table:table-cell>
          <table:table-cell table:number-columns-repeated="2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-2100">
            <text:p>-2100</text:p>
          </table:table-cell>
          <table:table-cell table:number-columns-repeated="2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-4300">
            <text:p>-4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8"/>
          <table:table-cell table:style-name="Default"/>
          <table:table-cell table:style-name="ce23" office:value-type="float" office:value="40500">
            <text:p>40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date" office:date-value="2016-04-03">
            <text:p>04/03/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table:number-columns-repeated="3"/>
          <table:table-cell table:style-name="ce2" table:formula="of:=SUM([.B34:.F34])" office:value-type="float" office:value="14700">
            <text:p>14700</text:p>
          </table:table-cell>
          <table:table-cell table:formula="of:=SUM([.B53:.F53])" office:value-type="float" office:value="761.111111111111">
            <text:p>761.1111111111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761.111111111111">
            <text:p>761.1111111111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761.111111111111">
            <text:p>761.111111111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761.111111111111">
            <text:p>761.1111111111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53:.F53])" office:value-type="float" office:value="761.111111111111">
            <text:p>761.1111111111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B53:.F53])" office:value-type="float" office:value="761.111111111111">
            <text:p>761.111111111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5">
          <table:table-cell/>
          <table:table-cell table:number-columns-repeated="4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3"/>
        </table:table-row>
        <table:table-row table:style-name="ro15">
          <table:table-cell/>
          <table:table-cell table:number-columns-repeated="2" office:value-type="string">
            <text:p>+Mariam</text:p>
          </table:table-cell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53:.F53])" office:value-type="float" office:value="761.111111111111">
            <text:p>761.111111111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+Gayane</text:p>
          </table:table-cell>
          <table:table-cell/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B53:.F53])" office:value-type="float" office:value="761.111111111111">
            <text:p>761.1111111111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C53:.F53])" office:value-type="float" office:value="333.333333333333">
            <text:p>333.3333333333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3"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3];[.D53];[.E53])" office:value-type="float" office:value="427.777777777778">
            <text:p>427.7777777778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3"/>
          <table:table-cell office:value-type="string">
            <text:p>֊Tina</text:p>
          </table:table-cell>
          <table:table-cell/>
          <table:table-cell table:formula="of:=SUM([.B53:.F53])" office:value-type="float" office:value="761.111111111111">
            <text:p>761.1111111111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761.111111111111">
            <text:p>761.1111111111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761.111111111111">
            <text:p>761.1111111111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761.111111111111">
            <text:p>761.1111111111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761.111111111111">
            <text:p>761.1111111111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3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2" office:value-type="float" office:value="0">
            <text:p>0</text:p>
          </table:table-cell>
          <table:table-cell table:formula="of:=[.E34]/21" office:value-type="float" office:value="0">
            <text:p>0</text:p>
          </table:table-cell>
          <table:table-cell table:formula="of:=[.F34]/19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761.111111111111">
            <text:p>761.1111111111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:.F53])" office:value-type="float" office:value="333.333333333333">
            <text:p>333.3333333333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3:.F53])"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];[.C53];[.D53])" office:value-type="float" office:value="761.111111111111">
            <text:p>761.1111111111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761.111111111111">
            <text:p>761.1111111111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761.111111111111">
            <text:p>761.1111111111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3:.F53])" office:value-type="float" office:value="0">
            <text:p>0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4:.H61])" office:value-type="float" office:value="14700">
            <text:p>14700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3/15/2016</text:date>, <text:time>11:4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15T11:41:27</dc:date>
    <meta:editing-duration>P5DT11H44M11S</meta:editing-duration>
    <meta:editing-cycles>2051</meta:editing-cycles>
    <meta:generator>OpenOffice/4.1.1$Unix OpenOffice.org_project/411m6$Build-9775</meta:generator>
    <dc:creator>Hasmik Dabaghyan</dc:creator>
    <meta:document-statistic meta:table-count="12" meta:cell-count="4961" meta:object-count="0"/>
  </office:meta>
</office:document-meta>
</file>